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1.63mm"/>
    </style:style>
    <style:style style:name="co2" style:family="table-column">
      <style:table-column-properties fo:break-before="auto" style:column-width="23.23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benchmark-results-armv7l-2016x1512" table:style-name="ta1">
        <table:table-column table:style-name="co1" table:default-cell-style-name="ce1"/>
        <table:table-column table:style-name="co2" table:number-columns-repeated="5" table:default-cell-style-name="Default"/>
        <table:table-column table:style-name="co3" table:default-cell-style-name="ce2"/>
        <table:table-column table:style-name="co3" table:default-cell-style-name="Default"/>
        <table:table-column table:style-name="co3" table:default-cell-style-name="ce1"/>
        <table:table-column table:style-name="co3" table:default-cell-style-name="Default"/>
        <table:table-row table:style-name="ro1">
          <table:table-cell office:value-type="string" calcext:value-type="string">
            <text:p>Benchmark</text:p>
          </table:table-cell>
          <table:table-cell table:style-name="ce1" office:value-type="string" calcext:value-type="string">
            <text:p>Time 1</text:p>
          </table:table-cell>
          <table:table-cell table:style-name="ce1" office:value-type="string" calcext:value-type="string">
            <text:p>Time 2</text:p>
          </table:table-cell>
          <table:table-cell table:style-name="ce1" office:value-type="string" calcext:value-type="string">
            <text:p>Time 3</text:p>
          </table:table-cell>
          <table:table-cell table:style-name="ce1" office:value-type="string" calcext:value-type="string">
            <text:p>Time 4</text:p>
          </table:table-cell>
          <table:table-cell table:style-name="ce1" office:value-type="string" calcext:value-type="string">
            <text:p>Time 5</text:p>
          </table:table-cell>
          <table:table-cell table:style-name="ce1"/>
          <table:table-cell table:style-name="ce1" office:value-type="string" calcext:value-type="string">
            <text:p>Average</text:p>
          </table:table-cell>
          <table:table-cell office:value-type="string" calcext:value-type="string">
            <text:p>Without function call</text:p>
          </table:table-cell>
          <table:table-cell table:style-name="ce1" office:value-type="string" calcext:value-type="string">
            <text:p>Ops / sec</text:p>
          </table:table-cell>
        </table:table-row>
        <table:table-row table:style-name="ro1">
          <table:table-cell office:value-type="string" calcext:value-type="string">
            <text:p>Empty function </text:p>
          </table:table-cell>
          <table:table-cell office:value-type="float" office:value="0.000000009114" calcext:value-type="float">
            <text:p>9.114E-09</text:p>
          </table:table-cell>
          <table:table-cell office:value-type="float" office:value="0.00000001" calcext:value-type="float">
            <text:p>0.00000001</text:p>
          </table:table-cell>
          <table:table-cell office:value-type="float" office:value="0.000000009323" calcext:value-type="float">
            <text:p>9.323E-09</text:p>
          </table:table-cell>
          <table:table-cell office:value-type="float" office:value="0.00000000901" calcext:value-type="float">
            <text:p>0.000000009</text:p>
          </table:table-cell>
          <table:table-cell office:value-type="float" office:value="0.000000009115" calcext:value-type="float">
            <text:p>9.115E-09</text:p>
          </table:table-cell>
          <table:table-cell table:formula="of:=SUM([.B2:.F2])" office:value-type="float" office:value="0.000000046562" calcext:value-type="float">
            <text:p>4.6562E-08</text:p>
          </table:table-cell>
          <table:table-cell table:formula="of:=[.G2]/5" office:value-type="float" office:value="0.0000000093124" calcext:value-type="float">
            <text:p>9.3124E-09</text:p>
          </table:table-cell>
          <table:table-cell table:formula="of:=[.H2]-[.$H$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ccumulate (large) </text:p>
          </table:table-cell>
          <table:table-cell office:value-type="float" office:value="0.0256383" calcext:value-type="float">
            <text:p>0.0256383</text:p>
          </table:table-cell>
          <table:table-cell office:value-type="float" office:value="0.0258602" calcext:value-type="float">
            <text:p>0.0258602</text:p>
          </table:table-cell>
          <table:table-cell office:value-type="float" office:value="0.025866" calcext:value-type="float">
            <text:p>0.025866</text:p>
          </table:table-cell>
          <table:table-cell office:value-type="float" office:value="0.0256473" calcext:value-type="float">
            <text:p>0.0256473</text:p>
          </table:table-cell>
          <table:table-cell office:value-type="float" office:value="0.0255423" calcext:value-type="float">
            <text:p>0.0255423</text:p>
          </table:table-cell>
          <table:table-cell table:formula="of:=SUM([.B3:.F3])" office:value-type="float" office:value="0.1285541" calcext:value-type="float">
            <text:p>0.1285541</text:p>
          </table:table-cell>
          <table:table-cell table:formula="of:=[.G3]/5" office:value-type="float" office:value="0.02571082" calcext:value-type="float">
            <text:p>0.02571082</text:p>
          </table:table-cell>
          <table:table-cell table:formula="of:=[.H3]-[.$H$2]" office:value-type="float" office:value="0.0257108106876" calcext:value-type="float">
            <text:p>0.0257108107</text:p>
          </table:table-cell>
          <table:table-cell table:formula="of:=1/[.I3]" office:value-type="float" office:value="38.8941450407975" calcext:value-type="float">
            <text:p>38.8941450408</text:p>
          </table:table-cell>
        </table:table-row>
        <table:table-row table:style-name="ro1">
          <table:table-cell office:value-type="string" calcext:value-type="string">
            <text:p>Accumulate (small) </text:p>
          </table:table-cell>
          <table:table-cell office:value-type="float" office:value="0.0015585" calcext:value-type="float">
            <text:p>0.0015585</text:p>
          </table:table-cell>
          <table:table-cell office:value-type="float" office:value="0.00157085" calcext:value-type="float">
            <text:p>0.00157085</text:p>
          </table:table-cell>
          <table:table-cell office:value-type="float" office:value="0.0015715" calcext:value-type="float">
            <text:p>0.0015715</text:p>
          </table:table-cell>
          <table:table-cell office:value-type="float" office:value="0.00155821" calcext:value-type="float">
            <text:p>0.00155821</text:p>
          </table:table-cell>
          <table:table-cell office:value-type="float" office:value="0.0015528" calcext:value-type="float">
            <text:p>0.0015528</text:p>
          </table:table-cell>
          <table:table-cell table:formula="of:=SUM([.B4:.F4])" office:value-type="float" office:value="0.00781186" calcext:value-type="float">
            <text:p>0.00781186</text:p>
          </table:table-cell>
          <table:table-cell table:formula="of:=[.G4]/5" office:value-type="float" office:value="0.001562372" calcext:value-type="float">
            <text:p>0.001562372</text:p>
          </table:table-cell>
          <table:table-cell table:formula="of:=[.H4]-[.$H$2]" office:value-type="float" office:value="0.0015623626876" calcext:value-type="float">
            <text:p>0.0015623627</text:p>
          </table:table-cell>
          <table:table-cell table:formula="of:=1/[.I4]" office:value-type="float" office:value="640.05624810212" calcext:value-type="float">
            <text:p>640.0562481021</text:p>
          </table:table-cell>
        </table:table-row>
        <table:table-row table:style-name="ro1">
          <table:table-cell office:value-type="string" calcext:value-type="string">
            <text:p>Bitwise and (large) </text:p>
          </table:table-cell>
          <table:table-cell office:value-type="float" office:value="0.00287076" calcext:value-type="float">
            <text:p>0.00287076</text:p>
          </table:table-cell>
          <table:table-cell office:value-type="float" office:value="0.00280105" calcext:value-type="float">
            <text:p>0.00280105</text:p>
          </table:table-cell>
          <table:table-cell office:value-type="float" office:value="0.00280561" calcext:value-type="float">
            <text:p>0.00280561</text:p>
          </table:table-cell>
          <table:table-cell office:value-type="float" office:value="0.00288324" calcext:value-type="float">
            <text:p>0.00288324</text:p>
          </table:table-cell>
          <table:table-cell office:value-type="float" office:value="0.002933" calcext:value-type="float">
            <text:p>0.002933</text:p>
          </table:table-cell>
          <table:table-cell table:formula="of:=SUM([.B5:.F5])" office:value-type="float" office:value="0.01429366" calcext:value-type="float">
            <text:p>0.01429366</text:p>
          </table:table-cell>
          <table:table-cell table:formula="of:=[.G5]/5" office:value-type="float" office:value="0.002858732" calcext:value-type="float">
            <text:p>0.002858732</text:p>
          </table:table-cell>
          <table:table-cell table:formula="of:=[.H5]-[.$H$2]" office:value-type="float" office:value="0.0028587226876" calcext:value-type="float">
            <text:p>0.0028587227</text:p>
          </table:table-cell>
          <table:table-cell table:formula="of:=1/[.I5]" office:value-type="float" office:value="349.806577720043" calcext:value-type="float">
            <text:p>349.80657772</text:p>
          </table:table-cell>
        </table:table-row>
        <table:table-row table:style-name="ro1">
          <table:table-cell office:value-type="string" calcext:value-type="string">
            <text:p>Bitwise and (small) </text:p>
          </table:table-cell>
          <table:table-cell office:value-type="float" office:value="0.000165374" calcext:value-type="float">
            <text:p>0.000165374</text:p>
          </table:table-cell>
          <table:table-cell office:value-type="float" office:value="0.000165817" calcext:value-type="float">
            <text:p>0.000165817</text:p>
          </table:table-cell>
          <table:table-cell office:value-type="float" office:value="0.000165807" calcext:value-type="float">
            <text:p>0.000165807</text:p>
          </table:table-cell>
          <table:table-cell office:value-type="float" office:value="0.000165398" calcext:value-type="float">
            <text:p>0.000165398</text:p>
          </table:table-cell>
          <table:table-cell office:value-type="float" office:value="0.000165014" calcext:value-type="float">
            <text:p>0.000165014</text:p>
          </table:table-cell>
          <table:table-cell table:formula="of:=SUM([.B6:.F6])" office:value-type="float" office:value="0.00082741" calcext:value-type="float">
            <text:p>0.00082741</text:p>
          </table:table-cell>
          <table:table-cell table:formula="of:=[.G6]/5" office:value-type="float" office:value="0.000165482" calcext:value-type="float">
            <text:p>0.000165482</text:p>
          </table:table-cell>
          <table:table-cell table:formula="of:=[.H6]-[.$H$2]" office:value-type="float" office:value="0.0001654726876" calcext:value-type="float">
            <text:p>0.0001654727</text:p>
          </table:table-cell>
          <table:table-cell table:formula="of:=1/[.I6]" office:value-type="float" office:value="6043.293394843" calcext:value-type="float">
            <text:p>6043.293394843</text:p>
          </table:table-cell>
        </table:table-row>
        <table:table-row table:style-name="ro1">
          <table:table-cell office:value-type="string" calcext:value-type="string">
            <text:p>Blur image (large) </text:p>
          </table:table-cell>
          <table:table-cell office:value-type="float" office:value="1.66416" calcext:value-type="float">
            <text:p>1.66416</text:p>
          </table:table-cell>
          <table:table-cell office:value-type="float" office:value="1.61767" calcext:value-type="float">
            <text:p>1.61767</text:p>
          </table:table-cell>
          <table:table-cell office:value-type="float" office:value="1.66522" calcext:value-type="float">
            <text:p>1.66522</text:p>
          </table:table-cell>
          <table:table-cell office:value-type="float" office:value="1.66258" calcext:value-type="float">
            <text:p>1.66258</text:p>
          </table:table-cell>
          <table:table-cell office:value-type="float" office:value="1.62664" calcext:value-type="float">
            <text:p>1.62664</text:p>
          </table:table-cell>
          <table:table-cell table:formula="of:=SUM([.B7:.F7])" office:value-type="float" office:value="8.23627" calcext:value-type="float">
            <text:p>8.23627</text:p>
          </table:table-cell>
          <table:table-cell table:formula="of:=[.G7]/5" office:value-type="float" office:value="1.647254" calcext:value-type="float">
            <text:p>1.647254</text:p>
          </table:table-cell>
          <table:table-cell table:formula="of:=[.H7]-[.$H$2]" office:value-type="float" office:value="1.6472539906876" calcext:value-type="float">
            <text:p>1.6472539907</text:p>
          </table:table-cell>
          <table:table-cell table:formula="of:=1/[.I7]" office:value-type="float" office:value="0.607070922670873" calcext:value-type="float">
            <text:p>0.6070709227</text:p>
          </table:table-cell>
        </table:table-row>
        <table:table-row table:style-name="ro1">
          <table:table-cell office:value-type="string" calcext:value-type="string">
            <text:p>Blur image (small) </text:p>
          </table:table-cell>
          <table:table-cell office:value-type="float" office:value="0.102127" calcext:value-type="float">
            <text:p>0.102127</text:p>
          </table:table-cell>
          <table:table-cell office:value-type="float" office:value="0.101498" calcext:value-type="float">
            <text:p>0.101498</text:p>
          </table:table-cell>
          <table:table-cell office:value-type="float" office:value="0.101858" calcext:value-type="float">
            <text:p>0.101858</text:p>
          </table:table-cell>
          <table:table-cell office:value-type="float" office:value="0.102035" calcext:value-type="float">
            <text:p>0.102035</text:p>
          </table:table-cell>
          <table:table-cell office:value-type="float" office:value="0.101766" calcext:value-type="float">
            <text:p>0.101766</text:p>
          </table:table-cell>
          <table:table-cell table:formula="of:=SUM([.B8:.F8])" office:value-type="float" office:value="0.509284" calcext:value-type="float">
            <text:p>0.509284</text:p>
          </table:table-cell>
          <table:table-cell table:formula="of:=[.G8]/5" office:value-type="float" office:value="0.1018568" calcext:value-type="float">
            <text:p>0.1018568</text:p>
          </table:table-cell>
          <table:table-cell table:formula="of:=[.H8]-[.$H$2]" office:value-type="float" office:value="0.1018567906876" calcext:value-type="float">
            <text:p>0.1018567907</text:p>
          </table:table-cell>
          <table:table-cell table:formula="of:=1/[.I8]" office:value-type="float" office:value="9.81770575382697" calcext:value-type="float">
            <text:p>9.8177057538</text:p>
          </table:table-cell>
        </table:table-row>
        <table:table-row table:style-name="ro1">
          <table:table-cell office:value-type="string" calcext:value-type="string">
            <text:p>Convert image to dlib (large) </text:p>
          </table:table-cell>
          <table:table-cell office:value-type="float" office:value="0.000000504639" calcext:value-type="float">
            <text:p>5.04639E-07</text:p>
          </table:table-cell>
          <table:table-cell office:value-type="float" office:value="0.000000518809" calcext:value-type="float">
            <text:p>5.18809E-07</text:p>
          </table:table-cell>
          <table:table-cell office:value-type="float" office:value="0.000000505985" calcext:value-type="float">
            <text:p>0.000000506</text:p>
          </table:table-cell>
          <table:table-cell office:value-type="float" office:value="0.000000503716" calcext:value-type="float">
            <text:p>5.03716E-07</text:p>
          </table:table-cell>
          <table:table-cell office:value-type="float" office:value="0.000000504533" calcext:value-type="float">
            <text:p>5.04533E-07</text:p>
          </table:table-cell>
          <table:table-cell table:formula="of:=SUM([.B9:.F9])" office:value-type="float" office:value="0.000002537682" calcext:value-type="float">
            <text:p>2.537682E-06</text:p>
          </table:table-cell>
          <table:table-cell table:formula="of:=[.G9]/5" office:value-type="float" office:value="0.0000005075364" calcext:value-type="float">
            <text:p>5.075364E-07</text:p>
          </table:table-cell>
          <table:table-cell table:formula="of:=[.H9]-[.$H$2]" office:value-type="float" office:value="0.000000498224" calcext:value-type="float">
            <text:p>4.98224E-07</text:p>
          </table:table-cell>
          <table:table-cell table:formula="of:=1/[.I9]" office:value-type="float" office:value="2007129.32335656" calcext:value-type="float">
            <text:p>2007129.32335656</text:p>
          </table:table-cell>
        </table:table-row>
        <table:table-row table:style-name="ro1">
          <table:table-cell office:value-type="string" calcext:value-type="string">
            <text:p>Convert image to dlib (small) </text:p>
          </table:table-cell>
          <table:table-cell office:value-type="float" office:value="0.000000493701" calcext:value-type="float">
            <text:p>4.93701E-07</text:p>
          </table:table-cell>
          <table:table-cell office:value-type="float" office:value="0.000000510736" calcext:value-type="float">
            <text:p>5.10736E-07</text:p>
          </table:table-cell>
          <table:table-cell office:value-type="float" office:value="0.000000496194" calcext:value-type="float">
            <text:p>4.96194E-07</text:p>
          </table:table-cell>
          <table:table-cell office:value-type="float" office:value="0.000000493716" calcext:value-type="float">
            <text:p>4.93716E-07</text:p>
          </table:table-cell>
          <table:table-cell office:value-type="float" office:value="0.000000493803" calcext:value-type="float">
            <text:p>4.93803E-07</text:p>
          </table:table-cell>
          <table:table-cell table:formula="of:=SUM([.B10:.F10])" office:value-type="float" office:value="0.00000248815" calcext:value-type="float">
            <text:p>2.48815E-06</text:p>
          </table:table-cell>
          <table:table-cell table:formula="of:=[.G10]/5" office:value-type="float" office:value="0.00000049763" calcext:value-type="float">
            <text:p>4.9763E-07</text:p>
          </table:table-cell>
          <table:table-cell table:formula="of:=[.H10]-[.$H$2]" office:value-type="float" office:value="0.0000004883176" calcext:value-type="float">
            <text:p>4.883176E-07</text:p>
          </table:table-cell>
          <table:table-cell table:formula="of:=1/[.I10]" office:value-type="float" office:value="2047847.54839883" calcext:value-type="float">
            <text:p>2047847.54839883</text:p>
          </table:table-cell>
        </table:table-row>
        <table:table-row table:style-name="ro1">
          <table:table-cell office:value-type="string" calcext:value-type="string">
            <text:p>Convert to float (large) </text:p>
          </table:table-cell>
          <table:table-cell office:value-type="float" office:value="0.011799" calcext:value-type="float">
            <text:p>0.011799</text:p>
          </table:table-cell>
          <table:table-cell office:value-type="float" office:value="0.0118159" calcext:value-type="float">
            <text:p>0.0118159</text:p>
          </table:table-cell>
          <table:table-cell office:value-type="float" office:value="0.0118176" calcext:value-type="float">
            <text:p>0.0118176</text:p>
          </table:table-cell>
          <table:table-cell office:value-type="float" office:value="0.0118024" calcext:value-type="float">
            <text:p>0.0118024</text:p>
          </table:table-cell>
          <table:table-cell office:value-type="float" office:value="0.0117463" calcext:value-type="float">
            <text:p>0.0117463</text:p>
          </table:table-cell>
          <table:table-cell table:formula="of:=SUM([.B11:.F11])" office:value-type="float" office:value="0.0589812" calcext:value-type="float">
            <text:p>0.0589812</text:p>
          </table:table-cell>
          <table:table-cell table:formula="of:=[.G11]/5" office:value-type="float" office:value="0.01179624" calcext:value-type="float">
            <text:p>0.01179624</text:p>
          </table:table-cell>
          <table:table-cell table:formula="of:=[.H11]-[.$H$2]" office:value-type="float" office:value="0.0117962306876" calcext:value-type="float">
            <text:p>0.0117962307</text:p>
          </table:table-cell>
          <table:table-cell table:formula="of:=1/[.I11]" office:value-type="float" office:value="84.772841976648" calcext:value-type="float">
            <text:p>84.7728419766</text:p>
          </table:table-cell>
        </table:table-row>
        <table:table-row table:style-name="ro1">
          <table:table-cell office:value-type="string" calcext:value-type="string">
            <text:p>Convert to float (small) </text:p>
          </table:table-cell>
          <table:table-cell office:value-type="float" office:value="0.000717667" calcext:value-type="float">
            <text:p>0.000717667</text:p>
          </table:table-cell>
          <table:table-cell office:value-type="float" office:value="0.000718055" calcext:value-type="float">
            <text:p>0.000718055</text:p>
          </table:table-cell>
          <table:table-cell office:value-type="float" office:value="0.000718066" calcext:value-type="float">
            <text:p>0.000718066</text:p>
          </table:table-cell>
          <table:table-cell office:value-type="float" office:value="0.000718525" calcext:value-type="float">
            <text:p>0.000718525</text:p>
          </table:table-cell>
          <table:table-cell office:value-type="float" office:value="0.000713632" calcext:value-type="float">
            <text:p>0.000713632</text:p>
          </table:table-cell>
          <table:table-cell table:formula="of:=SUM([.B12:.F12])" office:value-type="float" office:value="0.003585945" calcext:value-type="float">
            <text:p>0.003585945</text:p>
          </table:table-cell>
          <table:table-cell table:formula="of:=[.G12]/5" office:value-type="float" office:value="0.000717189" calcext:value-type="float">
            <text:p>0.000717189</text:p>
          </table:table-cell>
          <table:table-cell table:formula="of:=[.H12]-[.$H$2]" office:value-type="float" office:value="0.0007171796876" calcext:value-type="float">
            <text:p>0.0007171797</text:p>
          </table:table-cell>
          <table:table-cell table:formula="of:=1/[.I12]" office:value-type="float" office:value="1394.35070079361" calcext:value-type="float">
            <text:p>1394.3507007936</text:p>
          </table:table-cell>
        </table:table-row>
        <table:table-row table:style-name="ro1">
          <table:table-cell office:value-type="string" calcext:value-type="string">
            <text:p>Dilate (large) </text:p>
          </table:table-cell>
          <table:table-cell office:value-type="float" office:value="0.130442" calcext:value-type="float">
            <text:p>0.130442</text:p>
          </table:table-cell>
          <table:table-cell office:value-type="float" office:value="0.130911" calcext:value-type="float">
            <text:p>0.130911</text:p>
          </table:table-cell>
          <table:table-cell office:value-type="float" office:value="0.130079" calcext:value-type="float">
            <text:p>0.130079</text:p>
          </table:table-cell>
          <table:table-cell office:value-type="float" office:value="0.130235" calcext:value-type="float">
            <text:p>0.130235</text:p>
          </table:table-cell>
          <table:table-cell office:value-type="float" office:value="0.130822" calcext:value-type="float">
            <text:p>0.130822</text:p>
          </table:table-cell>
          <table:table-cell table:formula="of:=SUM([.B13:.F13])" office:value-type="float" office:value="0.652489" calcext:value-type="float">
            <text:p>0.652489</text:p>
          </table:table-cell>
          <table:table-cell table:formula="of:=[.G13]/5" office:value-type="float" office:value="0.1304978" calcext:value-type="float">
            <text:p>0.1304978</text:p>
          </table:table-cell>
          <table:table-cell table:formula="of:=[.H13]-[.$H$2]" office:value-type="float" office:value="0.1304977906876" calcext:value-type="float">
            <text:p>0.1304977907</text:p>
          </table:table-cell>
          <table:table-cell table:formula="of:=1/[.I13]" office:value-type="float" office:value="7.66296497995058" calcext:value-type="float">
            <text:p>7.66296498</text:p>
          </table:table-cell>
        </table:table-row>
        <table:table-row table:style-name="ro1">
          <table:table-cell office:value-type="string" calcext:value-type="string">
            <text:p>Dilate (small) </text:p>
          </table:table-cell>
          <table:table-cell office:value-type="float" office:value="0.00811175" calcext:value-type="float">
            <text:p>0.00811175</text:p>
          </table:table-cell>
          <table:table-cell office:value-type="float" office:value="0.00813564" calcext:value-type="float">
            <text:p>0.00813564</text:p>
          </table:table-cell>
          <table:table-cell office:value-type="float" office:value="0.00809976" calcext:value-type="float">
            <text:p>0.00809976</text:p>
          </table:table-cell>
          <table:table-cell office:value-type="float" office:value="0.00810801" calcext:value-type="float">
            <text:p>0.00810801</text:p>
          </table:table-cell>
          <table:table-cell office:value-type="float" office:value="0.00814034" calcext:value-type="float">
            <text:p>0.00814034</text:p>
          </table:table-cell>
          <table:table-cell table:formula="of:=SUM([.B14:.F14])" office:value-type="float" office:value="0.0405955" calcext:value-type="float">
            <text:p>0.0405955</text:p>
          </table:table-cell>
          <table:table-cell table:formula="of:=[.G14]/5" office:value-type="float" office:value="0.0081191" calcext:value-type="float">
            <text:p>0.0081191</text:p>
          </table:table-cell>
          <table:table-cell table:formula="of:=[.H14]-[.$H$2]" office:value-type="float" office:value="0.0081190906876" calcext:value-type="float">
            <text:p>0.0081190907</text:p>
          </table:table-cell>
          <table:table-cell table:formula="of:=1/[.I14]" office:value-type="float" office:value="123.166502072364" calcext:value-type="float">
            <text:p>123.1665020724</text:p>
          </table:table-cell>
        </table:table-row>
        <table:table-row table:style-name="ro1">
          <table:table-cell office:value-type="string" calcext:value-type="string">
            <text:p>dlib correlation tracker update (large) </text:p>
          </table:table-cell>
          <table:table-cell office:value-type="float" office:value="0.137138" calcext:value-type="float">
            <text:p>0.137138</text:p>
          </table:table-cell>
          <table:table-cell office:value-type="float" office:value="0.137085" calcext:value-type="float">
            <text:p>0.137085</text:p>
          </table:table-cell>
          <table:table-cell office:value-type="float" office:value="0.137074" calcext:value-type="float">
            <text:p>0.137074</text:p>
          </table:table-cell>
          <table:table-cell office:value-type="float" office:value="0.137061" calcext:value-type="float">
            <text:p>0.137061</text:p>
          </table:table-cell>
          <table:table-cell office:value-type="float" office:value="0.136998" calcext:value-type="float">
            <text:p>0.136998</text:p>
          </table:table-cell>
          <table:table-cell table:formula="of:=SUM([.B15:.F15])" office:value-type="float" office:value="0.685356" calcext:value-type="float">
            <text:p>0.685356</text:p>
          </table:table-cell>
          <table:table-cell table:formula="of:=[.G15]/5" office:value-type="float" office:value="0.1370712" calcext:value-type="float">
            <text:p>0.1370712</text:p>
          </table:table-cell>
          <table:table-cell table:formula="of:=[.H15]-[.$H$2]" office:value-type="float" office:value="0.1370711906876" calcext:value-type="float">
            <text:p>0.1370711907</text:p>
          </table:table-cell>
          <table:table-cell table:formula="of:=1/[.I15]" office:value-type="float" office:value="7.29547904985452" calcext:value-type="float">
            <text:p>7.2954790499</text:p>
          </table:table-cell>
        </table:table-row>
        <table:table-row table:style-name="ro1">
          <table:table-cell office:value-type="string" calcext:value-type="string">
            <text:p>dlib correlation tracker update (small) </text:p>
          </table:table-cell>
          <table:table-cell office:value-type="float" office:value="0.1009" calcext:value-type="float">
            <text:p>0.1009</text:p>
          </table:table-cell>
          <table:table-cell office:value-type="float" office:value="0.100807" calcext:value-type="float">
            <text:p>0.100807</text:p>
          </table:table-cell>
          <table:table-cell office:value-type="float" office:value="0.100834" calcext:value-type="float">
            <text:p>0.100834</text:p>
          </table:table-cell>
          <table:table-cell office:value-type="float" office:value="0.100808" calcext:value-type="float">
            <text:p>0.100808</text:p>
          </table:table-cell>
          <table:table-cell office:value-type="float" office:value="0.100771" calcext:value-type="float">
            <text:p>0.100771</text:p>
          </table:table-cell>
          <table:table-cell table:formula="of:=SUM([.B16:.F16])" office:value-type="float" office:value="0.50412" calcext:value-type="float">
            <text:p>0.50412</text:p>
          </table:table-cell>
          <table:table-cell table:formula="of:=[.G16]/5" office:value-type="float" office:value="0.100824" calcext:value-type="float">
            <text:p>0.100824</text:p>
          </table:table-cell>
          <table:table-cell table:formula="of:=[.H16]-[.$H$2]" office:value-type="float" office:value="0.1008239906876" calcext:value-type="float">
            <text:p>0.1008239907</text:p>
          </table:table-cell>
          <table:table-cell table:formula="of:=1/[.I16]" office:value-type="float" office:value="9.91827434304271" calcext:value-type="float">
            <text:p>9.918274343</text:p>
          </table:table-cell>
        </table:table-row>
        <table:table-row table:style-name="ro1">
          <table:table-cell office:value-type="string" calcext:value-type="string">
            <text:p>dlib detect faces (large) </text:p>
          </table:table-cell>
          <table:table-cell office:value-type="float" office:value="29.4127" calcext:value-type="float">
            <text:p>29.4127</text:p>
          </table:table-cell>
          <table:table-cell office:value-type="float" office:value="29.4395" calcext:value-type="float">
            <text:p>29.4395</text:p>
          </table:table-cell>
          <table:table-cell office:value-type="float" office:value="29.3982" calcext:value-type="float">
            <text:p>29.3982</text:p>
          </table:table-cell>
          <table:table-cell office:value-type="float" office:value="29.3886" calcext:value-type="float">
            <text:p>29.3886</text:p>
          </table:table-cell>
          <table:table-cell office:value-type="float" office:value="29.5021" calcext:value-type="float">
            <text:p>29.5021</text:p>
          </table:table-cell>
          <table:table-cell table:formula="of:=SUM([.B17:.F17])" office:value-type="float" office:value="147.1411" calcext:value-type="float">
            <text:p>147.1411</text:p>
          </table:table-cell>
          <table:table-cell table:formula="of:=[.G17]/5" office:value-type="float" office:value="29.42822" calcext:value-type="float">
            <text:p>29.42822</text:p>
          </table:table-cell>
          <table:table-cell table:formula="of:=[.H17]-[.$H$2]" office:value-type="float" office:value="29.4282199906876" calcext:value-type="float">
            <text:p>29.4282199907</text:p>
          </table:table-cell>
          <table:table-cell table:formula="of:=1/[.I17]" office:value-type="float" office:value="0.0339809883274097" calcext:value-type="float">
            <text:p>0.0339809883</text:p>
          </table:table-cell>
        </table:table-row>
        <table:table-row table:style-name="ro1">
          <table:table-cell office:value-type="string" calcext:value-type="string">
            <text:p>dlib detect faces (small) </text:p>
          </table:table-cell>
          <table:table-cell office:value-type="float" office:value="1.71266" calcext:value-type="float">
            <text:p>1.71266</text:p>
          </table:table-cell>
          <table:table-cell office:value-type="float" office:value="1.71291" calcext:value-type="float">
            <text:p>1.71291</text:p>
          </table:table-cell>
          <table:table-cell office:value-type="float" office:value="1.71256" calcext:value-type="float">
            <text:p>1.71256</text:p>
          </table:table-cell>
          <table:table-cell office:value-type="float" office:value="1.7127" calcext:value-type="float">
            <text:p>1.7127</text:p>
          </table:table-cell>
          <table:table-cell office:value-type="float" office:value="1.71363" calcext:value-type="float">
            <text:p>1.71363</text:p>
          </table:table-cell>
          <table:table-cell table:formula="of:=SUM([.B18:.F18])" office:value-type="float" office:value="8.56446" calcext:value-type="float">
            <text:p>8.56446</text:p>
          </table:table-cell>
          <table:table-cell table:formula="of:=[.G18]/5" office:value-type="float" office:value="1.712892" calcext:value-type="float">
            <text:p>1.712892</text:p>
          </table:table-cell>
          <table:table-cell table:formula="of:=[.H18]-[.$H$2]" office:value-type="float" office:value="1.7128919906876" calcext:value-type="float">
            <text:p>1.7128919907</text:p>
          </table:table-cell>
          <table:table-cell table:formula="of:=1/[.I18]" office:value-type="float" office:value="0.583807972386264" calcext:value-type="float">
            <text:p>0.5838079724</text:p>
          </table:table-cell>
        </table:table-row>
        <table:table-row table:style-name="ro1">
          <table:table-cell office:value-type="string" calcext:value-type="string">
            <text:p>Erode (large) </text:p>
          </table:table-cell>
          <table:table-cell office:value-type="float" office:value="0.0597213" calcext:value-type="float">
            <text:p>0.0597213</text:p>
          </table:table-cell>
          <table:table-cell office:value-type="float" office:value="0.0599847" calcext:value-type="float">
            <text:p>0.0599847</text:p>
          </table:table-cell>
          <table:table-cell office:value-type="float" office:value="0.0595778" calcext:value-type="float">
            <text:p>0.0595778</text:p>
          </table:table-cell>
          <table:table-cell office:value-type="float" office:value="0.0596664" calcext:value-type="float">
            <text:p>0.0596664</text:p>
          </table:table-cell>
          <table:table-cell office:value-type="float" office:value="0.0599405" calcext:value-type="float">
            <text:p>0.0599405</text:p>
          </table:table-cell>
          <table:table-cell table:formula="of:=SUM([.B19:.F19])" office:value-type="float" office:value="0.2988907" calcext:value-type="float">
            <text:p>0.2988907</text:p>
          </table:table-cell>
          <table:table-cell table:formula="of:=[.G19]/5" office:value-type="float" office:value="0.05977814" calcext:value-type="float">
            <text:p>0.05977814</text:p>
          </table:table-cell>
          <table:table-cell table:formula="of:=[.H19]-[.$H$2]" office:value-type="float" office:value="0.0597781306876" calcext:value-type="float">
            <text:p>0.0597781307</text:p>
          </table:table-cell>
          <table:table-cell table:formula="of:=1/[.I19]" office:value-type="float" office:value="16.7285257751868" calcext:value-type="float">
            <text:p>16.7285257752</text:p>
          </table:table-cell>
        </table:table-row>
        <table:table-row table:style-name="ro1">
          <table:table-cell office:value-type="string" calcext:value-type="string">
            <text:p>Erode (small) </text:p>
          </table:table-cell>
          <table:table-cell office:value-type="float" office:value="0.00373058" calcext:value-type="float">
            <text:p>0.00373058</text:p>
          </table:table-cell>
          <table:table-cell office:value-type="float" office:value="0.00374086" calcext:value-type="float">
            <text:p>0.00374086</text:p>
          </table:table-cell>
          <table:table-cell office:value-type="float" office:value="0.00372586" calcext:value-type="float">
            <text:p>0.00372586</text:p>
          </table:table-cell>
          <table:table-cell office:value-type="float" office:value="0.00372873" calcext:value-type="float">
            <text:p>0.00372873</text:p>
          </table:table-cell>
          <table:table-cell office:value-type="float" office:value="0.00374872" calcext:value-type="float">
            <text:p>0.00374872</text:p>
          </table:table-cell>
          <table:table-cell table:formula="of:=SUM([.B20:.F20])" office:value-type="float" office:value="0.01867475" calcext:value-type="float">
            <text:p>0.01867475</text:p>
          </table:table-cell>
          <table:table-cell table:formula="of:=[.G20]/5" office:value-type="float" office:value="0.00373495" calcext:value-type="float">
            <text:p>0.00373495</text:p>
          </table:table-cell>
          <table:table-cell table:formula="of:=[.H20]-[.$H$2]" office:value-type="float" office:value="0.0037349406876" calcext:value-type="float">
            <text:p>0.0037349407</text:p>
          </table:table-cell>
          <table:table-cell table:formula="of:=1/[.I20]" office:value-type="float" office:value="267.741868919097" calcext:value-type="float">
            <text:p>267.7418689191</text:p>
          </table:table-cell>
        </table:table-row>
        <table:table-row table:style-name="ro1">
          <table:table-cell office:value-type="string" calcext:value-type="string">
            <text:p>Extract face chip (large) </text:p>
          </table:table-cell>
          <table:table-cell office:value-type="float" office:value="0.0311203" calcext:value-type="float">
            <text:p>0.0311203</text:p>
          </table:table-cell>
          <table:table-cell office:value-type="float" office:value="0.0311205" calcext:value-type="float">
            <text:p>0.0311205</text:p>
          </table:table-cell>
          <table:table-cell office:value-type="float" office:value="0.0311212" calcext:value-type="float">
            <text:p>0.0311212</text:p>
          </table:table-cell>
          <table:table-cell office:value-type="float" office:value="0.0311147" calcext:value-type="float">
            <text:p>0.0311147</text:p>
          </table:table-cell>
          <table:table-cell office:value-type="float" office:value="0.03112" calcext:value-type="float">
            <text:p>0.03112</text:p>
          </table:table-cell>
          <table:table-cell table:formula="of:=SUM([.B21:.F21])" office:value-type="float" office:value="0.1555967" calcext:value-type="float">
            <text:p>0.1555967</text:p>
          </table:table-cell>
          <table:table-cell table:formula="of:=[.G21]/5" office:value-type="float" office:value="0.03111934" calcext:value-type="float">
            <text:p>0.03111934</text:p>
          </table:table-cell>
          <table:table-cell table:formula="of:=[.H21]-[.$H$2]" office:value-type="float" office:value="0.0311193306876" calcext:value-type="float">
            <text:p>0.0311193307</text:p>
          </table:table-cell>
          <table:table-cell table:formula="of:=1/[.I21]" office:value-type="float" office:value="32.1343672214154" calcext:value-type="float">
            <text:p>32.1343672214</text:p>
          </table:table-cell>
        </table:table-row>
        <table:table-row table:style-name="ro1">
          <table:table-cell office:value-type="string" calcext:value-type="string">
            <text:p>Extract face chip (small) </text:p>
          </table:table-cell>
          <table:table-cell office:value-type="float" office:value="0.00385104" calcext:value-type="float">
            <text:p>0.00385104</text:p>
          </table:table-cell>
          <table:table-cell office:value-type="float" office:value="0.00384072" calcext:value-type="float">
            <text:p>0.00384072</text:p>
          </table:table-cell>
          <table:table-cell office:value-type="float" office:value="0.00384594" calcext:value-type="float">
            <text:p>0.00384594</text:p>
          </table:table-cell>
          <table:table-cell office:value-type="float" office:value="0.00384197" calcext:value-type="float">
            <text:p>0.00384197</text:p>
          </table:table-cell>
          <table:table-cell office:value-type="float" office:value="0.00384366" calcext:value-type="float">
            <text:p>0.00384366</text:p>
          </table:table-cell>
          <table:table-cell table:formula="of:=SUM([.B22:.F22])" office:value-type="float" office:value="0.01922333" calcext:value-type="float">
            <text:p>0.01922333</text:p>
          </table:table-cell>
          <table:table-cell table:formula="of:=[.G22]/5" office:value-type="float" office:value="0.003844666" calcext:value-type="float">
            <text:p>0.003844666</text:p>
          </table:table-cell>
          <table:table-cell table:formula="of:=[.H22]-[.$H$2]" office:value-type="float" office:value="0.0038446566876" calcext:value-type="float">
            <text:p>0.0038446567</text:p>
          </table:table-cell>
          <table:table-cell table:formula="of:=1/[.I22]" office:value-type="float" office:value="260.1012473299" calcext:value-type="float">
            <text:p>260.1012473299</text:p>
          </table:table-cell>
        </table:table-row>
        <table:table-row table:style-name="ro1">
          <table:table-cell office:value-type="string" calcext:value-type="string">
            <text:p>Face descriptor </text:p>
          </table:table-cell>
          <table:table-cell office:value-type="float" office:value="0.562509" calcext:value-type="float">
            <text:p>0.562509</text:p>
          </table:table-cell>
          <table:table-cell office:value-type="float" office:value="0.562601" calcext:value-type="float">
            <text:p>0.562601</text:p>
          </table:table-cell>
          <table:table-cell office:value-type="float" office:value="0.565754" calcext:value-type="float">
            <text:p>0.565754</text:p>
          </table:table-cell>
          <table:table-cell office:value-type="float" office:value="0.565926" calcext:value-type="float">
            <text:p>0.565926</text:p>
          </table:table-cell>
          <table:table-cell office:value-type="float" office:value="0.565978" calcext:value-type="float">
            <text:p>0.565978</text:p>
          </table:table-cell>
          <table:table-cell table:formula="of:=SUM([.B23:.F23])" office:value-type="float" office:value="2.822768" calcext:value-type="float">
            <text:p>2.822768</text:p>
          </table:table-cell>
          <table:table-cell table:formula="of:=[.G23]/5" office:value-type="float" office:value="0.5645536" calcext:value-type="float">
            <text:p>0.5645536</text:p>
          </table:table-cell>
          <table:table-cell table:formula="of:=[.H23]-[.$H$2]" office:value-type="float" office:value="0.5645535906876" calcext:value-type="float">
            <text:p>0.5645535907</text:p>
          </table:table-cell>
          <table:table-cell table:formula="of:=1/[.I23]" office:value-type="float" office:value="1.77131102608354" calcext:value-type="float">
            <text:p>1.7713110261</text:p>
          </table:table-cell>
        </table:table-row>
        <table:table-row table:style-name="ro1">
          <table:table-cell office:value-type="string" calcext:value-type="string">
            <text:p>Face landmarks (large) </text:p>
          </table:table-cell>
          <table:table-cell office:value-type="float" office:value="0.0113852" calcext:value-type="float">
            <text:p>0.0113852</text:p>
          </table:table-cell>
          <table:table-cell office:value-type="float" office:value="0.0113965" calcext:value-type="float">
            <text:p>0.0113965</text:p>
          </table:table-cell>
          <table:table-cell office:value-type="float" office:value="0.0113793" calcext:value-type="float">
            <text:p>0.0113793</text:p>
          </table:table-cell>
          <table:table-cell office:value-type="float" office:value="0.0113849" calcext:value-type="float">
            <text:p>0.0113849</text:p>
          </table:table-cell>
          <table:table-cell office:value-type="float" office:value="0.011384" calcext:value-type="float">
            <text:p>0.011384</text:p>
          </table:table-cell>
          <table:table-cell table:formula="of:=SUM([.B24:.F24])" office:value-type="float" office:value="0.0569299" calcext:value-type="float">
            <text:p>0.0569299</text:p>
          </table:table-cell>
          <table:table-cell table:formula="of:=[.G24]/5" office:value-type="float" office:value="0.01138598" calcext:value-type="float">
            <text:p>0.01138598</text:p>
          </table:table-cell>
          <table:table-cell table:formula="of:=[.H24]-[.$H$2]" office:value-type="float" office:value="0.0113859706876" calcext:value-type="float">
            <text:p>0.0113859707</text:p>
          </table:table-cell>
          <table:table-cell table:formula="of:=1/[.I24]" office:value-type="float" office:value="87.8273822616687" calcext:value-type="float">
            <text:p>87.8273822617</text:p>
          </table:table-cell>
        </table:table-row>
        <table:table-row table:style-name="ro1">
          <table:table-cell office:value-type="string" calcext:value-type="string">
            <text:p>Face landmarks (small) </text:p>
          </table:table-cell>
          <table:table-cell office:value-type="float" office:value="0.0105455" calcext:value-type="float">
            <text:p>0.0105455</text:p>
          </table:table-cell>
          <table:table-cell office:value-type="float" office:value="0.0105368" calcext:value-type="float">
            <text:p>0.0105368</text:p>
          </table:table-cell>
          <table:table-cell office:value-type="float" office:value="0.0105332" calcext:value-type="float">
            <text:p>0.0105332</text:p>
          </table:table-cell>
          <table:table-cell office:value-type="float" office:value="0.0105233" calcext:value-type="float">
            <text:p>0.0105233</text:p>
          </table:table-cell>
          <table:table-cell office:value-type="float" office:value="0.0105555" calcext:value-type="float">
            <text:p>0.0105555</text:p>
          </table:table-cell>
          <table:table-cell table:formula="of:=SUM([.B25:.F25])" office:value-type="float" office:value="0.0526943" calcext:value-type="float">
            <text:p>0.0526943</text:p>
          </table:table-cell>
          <table:table-cell table:formula="of:=[.G25]/5" office:value-type="float" office:value="0.01053886" calcext:value-type="float">
            <text:p>0.01053886</text:p>
          </table:table-cell>
          <table:table-cell table:formula="of:=[.H25]-[.$H$2]" office:value-type="float" office:value="0.0105388506876" calcext:value-type="float">
            <text:p>0.0105388507</text:p>
          </table:table-cell>
          <table:table-cell table:formula="of:=1/[.I25]" office:value-type="float" office:value="94.8870070980889" calcext:value-type="float">
            <text:p>94.8870070981</text:p>
          </table:table-cell>
        </table:table-row>
        <table:table-row table:style-name="ro1">
          <table:table-cell office:value-type="string" calcext:value-type="string">
            <text:p>Find contours (large) </text:p>
          </table:table-cell>
          <table:table-cell office:value-type="float" office:value="0.0457886" calcext:value-type="float">
            <text:p>0.0457886</text:p>
          </table:table-cell>
          <table:table-cell office:value-type="float" office:value="0.0456053" calcext:value-type="float">
            <text:p>0.0456053</text:p>
          </table:table-cell>
          <table:table-cell office:value-type="float" office:value="0.0458845" calcext:value-type="float">
            <text:p>0.0458845</text:p>
          </table:table-cell>
          <table:table-cell office:value-type="float" office:value="0.0455782" calcext:value-type="float">
            <text:p>0.0455782</text:p>
          </table:table-cell>
          <table:table-cell office:value-type="float" office:value="0.0463512" calcext:value-type="float">
            <text:p>0.0463512</text:p>
          </table:table-cell>
          <table:table-cell table:formula="of:=SUM([.B26:.F26])" office:value-type="float" office:value="0.2292078" calcext:value-type="float">
            <text:p>0.2292078</text:p>
          </table:table-cell>
          <table:table-cell table:formula="of:=[.G26]/5" office:value-type="float" office:value="0.04584156" calcext:value-type="float">
            <text:p>0.04584156</text:p>
          </table:table-cell>
          <table:table-cell table:formula="of:=[.H26]-[.$H$2]" office:value-type="float" office:value="0.0458415506876" calcext:value-type="float">
            <text:p>0.0458415507</text:p>
          </table:table-cell>
          <table:table-cell table:formula="of:=1/[.I26]" office:value-type="float" office:value="21.8142707871027" calcext:value-type="float">
            <text:p>21.8142707871</text:p>
          </table:table-cell>
        </table:table-row>
        <table:table-row table:style-name="ro1">
          <table:table-cell office:value-type="string" calcext:value-type="string">
            <text:p>Find contours (small) </text:p>
          </table:table-cell>
          <table:table-cell office:value-type="float" office:value="0.00300651" calcext:value-type="float">
            <text:p>0.00300651</text:p>
          </table:table-cell>
          <table:table-cell office:value-type="float" office:value="0.00291429" calcext:value-type="float">
            <text:p>0.00291429</text:p>
          </table:table-cell>
          <table:table-cell office:value-type="float" office:value="0.00294241" calcext:value-type="float">
            <text:p>0.00294241</text:p>
          </table:table-cell>
          <table:table-cell office:value-type="float" office:value="0.00293437" calcext:value-type="float">
            <text:p>0.00293437</text:p>
          </table:table-cell>
          <table:table-cell office:value-type="float" office:value="0.00292528" calcext:value-type="float">
            <text:p>0.00292528</text:p>
          </table:table-cell>
          <table:table-cell table:formula="of:=SUM([.B27:.F27])" office:value-type="float" office:value="0.01472286" calcext:value-type="float">
            <text:p>0.01472286</text:p>
          </table:table-cell>
          <table:table-cell table:formula="of:=[.G27]/5" office:value-type="float" office:value="0.002944572" calcext:value-type="float">
            <text:p>0.002944572</text:p>
          </table:table-cell>
          <table:table-cell table:formula="of:=[.H27]-[.$H$2]" office:value-type="float" office:value="0.0029445626876" calcext:value-type="float">
            <text:p>0.0029445627</text:p>
          </table:table-cell>
          <table:table-cell table:formula="of:=1/[.I27]" office:value-type="float" office:value="339.609003473131" calcext:value-type="float">
            <text:p>339.6090034731</text:p>
          </table:table-cell>
        </table:table-row>
        <table:table-row table:style-name="ro1">
          <table:table-cell office:value-type="string" calcext:value-type="string">
            <text:p>Frame difference (large) </text:p>
          </table:table-cell>
          <table:table-cell office:value-type="float" office:value="0.0385764" calcext:value-type="float">
            <text:p>0.0385764</text:p>
          </table:table-cell>
          <table:table-cell office:value-type="float" office:value="0.0379376" calcext:value-type="float">
            <text:p>0.0379376</text:p>
          </table:table-cell>
          <table:table-cell office:value-type="float" office:value="0.0384299" calcext:value-type="float">
            <text:p>0.0384299</text:p>
          </table:table-cell>
          <table:table-cell office:value-type="float" office:value="0.0384841" calcext:value-type="float">
            <text:p>0.0384841</text:p>
          </table:table-cell>
          <table:table-cell office:value-type="float" office:value="0.0380217" calcext:value-type="float">
            <text:p>0.0380217</text:p>
          </table:table-cell>
          <table:table-cell table:formula="of:=SUM([.B28:.F28])" office:value-type="float" office:value="0.1914497" calcext:value-type="float">
            <text:p>0.1914497</text:p>
          </table:table-cell>
          <table:table-cell table:formula="of:=[.G28]/5" office:value-type="float" office:value="0.03828994" calcext:value-type="float">
            <text:p>0.03828994</text:p>
          </table:table-cell>
          <table:table-cell table:formula="of:=[.H28]-[.$H$2]" office:value-type="float" office:value="0.0382899306876" calcext:value-type="float">
            <text:p>0.0382899307</text:p>
          </table:table-cell>
          <table:table-cell table:formula="of:=1/[.I28]" office:value-type="float" office:value="26.1165267745926" calcext:value-type="float">
            <text:p>26.1165267746</text:p>
          </table:table-cell>
        </table:table-row>
        <table:table-row table:style-name="ro1">
          <table:table-cell office:value-type="string" calcext:value-type="string">
            <text:p>Frame difference (small) </text:p>
          </table:table-cell>
          <table:table-cell office:value-type="float" office:value="0.00237323" calcext:value-type="float">
            <text:p>0.00237323</text:p>
          </table:table-cell>
          <table:table-cell office:value-type="float" office:value="0.00234411" calcext:value-type="float">
            <text:p>0.00234411</text:p>
          </table:table-cell>
          <table:table-cell office:value-type="float" office:value="0.00236635" calcext:value-type="float">
            <text:p>0.00236635</text:p>
          </table:table-cell>
          <table:table-cell office:value-type="float" office:value="0.002372" calcext:value-type="float">
            <text:p>0.002372</text:p>
          </table:table-cell>
          <table:table-cell office:value-type="float" office:value="0.00235057" calcext:value-type="float">
            <text:p>0.00235057</text:p>
          </table:table-cell>
          <table:table-cell table:formula="of:=SUM([.B29:.F29])" office:value-type="float" office:value="0.01180626" calcext:value-type="float">
            <text:p>0.01180626</text:p>
          </table:table-cell>
          <table:table-cell table:formula="of:=[.G29]/5" office:value-type="float" office:value="0.002361252" calcext:value-type="float">
            <text:p>0.002361252</text:p>
          </table:table-cell>
          <table:table-cell table:formula="of:=[.H29]-[.$H$2]" office:value-type="float" office:value="0.0023612426876" calcext:value-type="float">
            <text:p>0.0023612427</text:p>
          </table:table-cell>
          <table:table-cell table:formula="of:=1/[.I29]" office:value-type="float" office:value="423.505811262634" calcext:value-type="float">
            <text:p>423.5058112626</text:p>
          </table:table-cell>
        </table:table-row>
        <table:table-row table:style-name="ro1">
          <table:table-cell office:value-type="string" calcext:value-type="string">
            <text:p>Greyscale then resize image </text:p>
          </table:table-cell>
          <table:table-cell office:value-type="float" office:value="0.0496508" calcext:value-type="float">
            <text:p>0.0496508</text:p>
          </table:table-cell>
          <table:table-cell office:value-type="float" office:value="0.0517482" calcext:value-type="float">
            <text:p>0.0517482</text:p>
          </table:table-cell>
          <table:table-cell office:value-type="float" office:value="0.0539587" calcext:value-type="float">
            <text:p>0.0539587</text:p>
          </table:table-cell>
          <table:table-cell office:value-type="float" office:value="0.0536388" calcext:value-type="float">
            <text:p>0.0536388</text:p>
          </table:table-cell>
          <table:table-cell office:value-type="float" office:value="0.0556271" calcext:value-type="float">
            <text:p>0.0556271</text:p>
          </table:table-cell>
          <table:table-cell table:formula="of:=SUM([.B30:.F30])" office:value-type="float" office:value="0.2646236" calcext:value-type="float">
            <text:p>0.2646236</text:p>
          </table:table-cell>
          <table:table-cell table:formula="of:=[.G30]/5" office:value-type="float" office:value="0.05292472" calcext:value-type="float">
            <text:p>0.05292472</text:p>
          </table:table-cell>
          <table:table-cell table:formula="of:=[.H30]-[.$H$2]" office:value-type="float" office:value="0.0529247106876" calcext:value-type="float">
            <text:p>0.0529247107</text:p>
          </table:table-cell>
          <table:table-cell table:formula="of:=1/[.I30]" office:value-type="float" office:value="18.8947655453938" calcext:value-type="float">
            <text:p>18.8947655454</text:p>
          </table:table-cell>
        </table:table-row>
        <table:table-row table:style-name="ro1">
          <table:table-cell office:value-type="string" calcext:value-type="string">
            <text:p>Norm2 (large) </text:p>
          </table:table-cell>
          <table:table-cell office:value-type="float" office:value="0.0120146" calcext:value-type="float">
            <text:p>0.0120146</text:p>
          </table:table-cell>
          <table:table-cell office:value-type="float" office:value="0.0120622" calcext:value-type="float">
            <text:p>0.0120622</text:p>
          </table:table-cell>
          <table:table-cell office:value-type="float" office:value="0.012054" calcext:value-type="float">
            <text:p>0.012054</text:p>
          </table:table-cell>
          <table:table-cell office:value-type="float" office:value="0.0119922" calcext:value-type="float">
            <text:p>0.0119922</text:p>
          </table:table-cell>
          <table:table-cell office:value-type="float" office:value="0.011947" calcext:value-type="float">
            <text:p>0.011947</text:p>
          </table:table-cell>
          <table:table-cell table:formula="of:=SUM([.B31:.F31])" office:value-type="float" office:value="0.06007" calcext:value-type="float">
            <text:p>0.06007</text:p>
          </table:table-cell>
          <table:table-cell table:formula="of:=[.G31]/5" office:value-type="float" office:value="0.012014" calcext:value-type="float">
            <text:p>0.012014</text:p>
          </table:table-cell>
          <table:table-cell table:formula="of:=[.H31]-[.$H$2]" office:value-type="float" office:value="0.0120139906876" calcext:value-type="float">
            <text:p>0.0120139907</text:p>
          </table:table-cell>
          <table:table-cell table:formula="of:=1/[.I31]" office:value-type="float" office:value="83.2362889237237" calcext:value-type="float">
            <text:p>83.2362889237</text:p>
          </table:table-cell>
        </table:table-row>
        <table:table-row table:style-name="ro1">
          <table:table-cell office:value-type="string" calcext:value-type="string">
            <text:p>Norm2 (small) </text:p>
          </table:table-cell>
          <table:table-cell office:value-type="float" office:value="0.000677941" calcext:value-type="float">
            <text:p>0.000677941</text:p>
          </table:table-cell>
          <table:table-cell office:value-type="float" office:value="0.000680017" calcext:value-type="float">
            <text:p>0.000680017</text:p>
          </table:table-cell>
          <table:table-cell office:value-type="float" office:value="0.000679729" calcext:value-type="float">
            <text:p>0.000679729</text:p>
          </table:table-cell>
          <table:table-cell office:value-type="float" office:value="0.000677171" calcext:value-type="float">
            <text:p>0.000677171</text:p>
          </table:table-cell>
          <table:table-cell office:value-type="float" office:value="0.000676453" calcext:value-type="float">
            <text:p>0.000676453</text:p>
          </table:table-cell>
          <table:table-cell table:formula="of:=SUM([.B32:.F32])" office:value-type="float" office:value="0.003391311" calcext:value-type="float">
            <text:p>0.003391311</text:p>
          </table:table-cell>
          <table:table-cell table:formula="of:=[.G32]/5" office:value-type="float" office:value="0.0006782622" calcext:value-type="float">
            <text:p>0.0006782622</text:p>
          </table:table-cell>
          <table:table-cell table:formula="of:=[.H32]-[.$H$2]" office:value-type="float" office:value="0.0006782528876" calcext:value-type="float">
            <text:p>0.0006782529</text:p>
          </table:table-cell>
          <table:table-cell table:formula="of:=1/[.I32]" office:value-type="float" office:value="1474.37632523542" calcext:value-type="float">
            <text:p>1474.3763252354</text:p>
          </table:table-cell>
        </table:table-row>
        <table:table-row table:style-name="ro1">
          <table:table-cell office:value-type="string" calcext:value-type="string">
            <text:p>OpenCV detect faces (large) </text:p>
          </table:table-cell>
          <table:table-cell office:value-type="float" office:value="2.89984" calcext:value-type="float">
            <text:p>2.89984</text:p>
          </table:table-cell>
          <table:table-cell office:value-type="float" office:value="3.1808" calcext:value-type="float">
            <text:p>3.1808</text:p>
          </table:table-cell>
          <table:table-cell office:value-type="float" office:value="3.22072" calcext:value-type="float">
            <text:p>3.22072</text:p>
          </table:table-cell>
          <table:table-cell office:value-type="float" office:value="3.23262" calcext:value-type="float">
            <text:p>3.23262</text:p>
          </table:table-cell>
          <table:table-cell office:value-type="float" office:value="3.23254" calcext:value-type="float">
            <text:p>3.23254</text:p>
          </table:table-cell>
          <table:table-cell table:formula="of:=SUM([.B33:.F33])" office:value-type="float" office:value="15.76652" calcext:value-type="float">
            <text:p>15.76652</text:p>
          </table:table-cell>
          <table:table-cell table:formula="of:=[.G33]/5" office:value-type="float" office:value="3.153304" calcext:value-type="float">
            <text:p>3.153304</text:p>
          </table:table-cell>
          <table:table-cell table:formula="of:=[.H33]-[.$H$2]" office:value-type="float" office:value="3.1533039906876" calcext:value-type="float">
            <text:p>3.1533039907</text:p>
          </table:table-cell>
          <table:table-cell table:formula="of:=1/[.I33]" office:value-type="float" office:value="0.317127686690918" calcext:value-type="float">
            <text:p>0.3171276867</text:p>
          </table:table-cell>
        </table:table-row>
        <table:table-row table:style-name="ro1">
          <table:table-cell office:value-type="string" calcext:value-type="string">
            <text:p>OpenCV detect faces (small) </text:p>
          </table:table-cell>
          <table:table-cell office:value-type="float" office:value="0.325093" calcext:value-type="float">
            <text:p>0.325093</text:p>
          </table:table-cell>
          <table:table-cell office:value-type="float" office:value="0.336416" calcext:value-type="float">
            <text:p>0.336416</text:p>
          </table:table-cell>
          <table:table-cell office:value-type="float" office:value="0.335054" calcext:value-type="float">
            <text:p>0.335054</text:p>
          </table:table-cell>
          <table:table-cell office:value-type="float" office:value="0.341749" calcext:value-type="float">
            <text:p>0.341749</text:p>
          </table:table-cell>
          <table:table-cell office:value-type="float" office:value="0.342003" calcext:value-type="float">
            <text:p>0.342003</text:p>
          </table:table-cell>
          <table:table-cell table:formula="of:=SUM([.B34:.F34])" office:value-type="float" office:value="1.680315" calcext:value-type="float">
            <text:p>1.680315</text:p>
          </table:table-cell>
          <table:table-cell table:formula="of:=[.G34]/5" office:value-type="float" office:value="0.336063" calcext:value-type="float">
            <text:p>0.336063</text:p>
          </table:table-cell>
          <table:table-cell table:formula="of:=[.H34]-[.$H$2]" office:value-type="float" office:value="0.3360629906876" calcext:value-type="float">
            <text:p>0.3360629907</text:p>
          </table:table-cell>
          <table:table-cell table:formula="of:=1/[.I34]" office:value-type="float" office:value="2.97563262754389" calcext:value-type="float">
            <text:p>2.9756326275</text:p>
          </table:table-cell>
        </table:table-row>
        <table:table-row table:style-name="ro1">
          <table:table-cell office:value-type="string" calcext:value-type="string">
            <text:p>Resize image </text:p>
          </table:table-cell>
          <table:table-cell office:value-type="float" office:value="0.0585997" calcext:value-type="float">
            <text:p>0.0585997</text:p>
          </table:table-cell>
          <table:table-cell office:value-type="float" office:value="0.0606332" calcext:value-type="float">
            <text:p>0.0606332</text:p>
          </table:table-cell>
          <table:table-cell office:value-type="float" office:value="0.0624651" calcext:value-type="float">
            <text:p>0.0624651</text:p>
          </table:table-cell>
          <table:table-cell office:value-type="float" office:value="0.0627628" calcext:value-type="float">
            <text:p>0.0627628</text:p>
          </table:table-cell>
          <table:table-cell office:value-type="float" office:value="0.0655733" calcext:value-type="float">
            <text:p>0.0655733</text:p>
          </table:table-cell>
          <table:table-cell table:formula="of:=SUM([.B35:.F35])" office:value-type="float" office:value="0.3100341" calcext:value-type="float">
            <text:p>0.3100341</text:p>
          </table:table-cell>
          <table:table-cell table:formula="of:=[.G35]/5" office:value-type="float" office:value="0.06200682" calcext:value-type="float">
            <text:p>0.06200682</text:p>
          </table:table-cell>
          <table:table-cell table:formula="of:=[.H35]-[.$H$2]" office:value-type="float" office:value="0.0620068106876" calcext:value-type="float">
            <text:p>0.0620068107</text:p>
          </table:table-cell>
          <table:table-cell table:formula="of:=1/[.I35]" office:value-type="float" office:value="16.1272606817041" calcext:value-type="float">
            <text:p>16.1272606817</text:p>
          </table:table-cell>
        </table:table-row>
        <table:table-row table:style-name="ro1">
          <table:table-cell office:value-type="string" calcext:value-type="string">
            <text:p>Resize then greyscale image </text:p>
          </table:table-cell>
          <table:table-cell office:value-type="float" office:value="0.0663159" calcext:value-type="float">
            <text:p>0.0663159</text:p>
          </table:table-cell>
          <table:table-cell office:value-type="float" office:value="0.0688607" calcext:value-type="float">
            <text:p>0.0688607</text:p>
          </table:table-cell>
          <table:table-cell office:value-type="float" office:value="0.0713576" calcext:value-type="float">
            <text:p>0.0713576</text:p>
          </table:table-cell>
          <table:table-cell office:value-type="float" office:value="0.0715731" calcext:value-type="float">
            <text:p>0.0715731</text:p>
          </table:table-cell>
          <table:table-cell office:value-type="float" office:value="0.07479" calcext:value-type="float">
            <text:p>0.07479</text:p>
          </table:table-cell>
          <table:table-cell table:formula="of:=SUM([.B36:.F36])" office:value-type="float" office:value="0.3528973" calcext:value-type="float">
            <text:p>0.3528973</text:p>
          </table:table-cell>
          <table:table-cell table:formula="of:=[.G36]/5" office:value-type="float" office:value="0.07057946" calcext:value-type="float">
            <text:p>0.07057946</text:p>
          </table:table-cell>
          <table:table-cell table:formula="of:=[.H36]-[.$H$2]" office:value-type="float" office:value="0.0705794506876" calcext:value-type="float">
            <text:p>0.0705794507</text:p>
          </table:table-cell>
          <table:table-cell table:formula="of:=1/[.I36]" office:value-type="float" office:value="14.1684299078243" calcext:value-type="float">
            <text:p>14.1684299078</text:p>
          </table:table-cell>
        </table:table-row>
        <table:table-row table:style-name="ro1">
          <table:table-cell office:value-type="string" calcext:value-type="string">
            <text:p>Sum (large) </text:p>
          </table:table-cell>
          <table:table-cell office:value-type="float" office:value="0.00526447" calcext:value-type="float">
            <text:p>0.00526447</text:p>
          </table:table-cell>
          <table:table-cell office:value-type="float" office:value="0.0052589" calcext:value-type="float">
            <text:p>0.0052589</text:p>
          </table:table-cell>
          <table:table-cell office:value-type="float" office:value="0.00525943" calcext:value-type="float">
            <text:p>0.00525943</text:p>
          </table:table-cell>
          <table:table-cell office:value-type="float" office:value="0.00526406" calcext:value-type="float">
            <text:p>0.00526406</text:p>
          </table:table-cell>
          <table:table-cell office:value-type="float" office:value="0.00526278" calcext:value-type="float">
            <text:p>0.00526278</text:p>
          </table:table-cell>
          <table:table-cell table:formula="of:=SUM([.B37:.F37])" office:value-type="float" office:value="0.02630964" calcext:value-type="float">
            <text:p>0.02630964</text:p>
          </table:table-cell>
          <table:table-cell table:formula="of:=[.G37]/5" office:value-type="float" office:value="0.005261928" calcext:value-type="float">
            <text:p>0.005261928</text:p>
          </table:table-cell>
          <table:table-cell table:formula="of:=[.H37]-[.$H$2]" office:value-type="float" office:value="0.0052619186876" calcext:value-type="float">
            <text:p>0.0052619187</text:p>
          </table:table-cell>
          <table:table-cell table:formula="of:=1/[.I37]" office:value-type="float" office:value="190.044745913036" calcext:value-type="float">
            <text:p>190.044745913</text:p>
          </table:table-cell>
        </table:table-row>
        <table:table-row table:style-name="ro1">
          <table:table-cell office:value-type="string" calcext:value-type="string">
            <text:p>Sum (small) </text:p>
          </table:table-cell>
          <table:table-cell office:value-type="float" office:value="0.000317145" calcext:value-type="float">
            <text:p>0.000317145</text:p>
          </table:table-cell>
          <table:table-cell office:value-type="float" office:value="0.000317926" calcext:value-type="float">
            <text:p>0.000317926</text:p>
          </table:table-cell>
          <table:table-cell office:value-type="float" office:value="0.000318013" calcext:value-type="float">
            <text:p>0.000318013</text:p>
          </table:table-cell>
          <table:table-cell office:value-type="float" office:value="0.000317537" calcext:value-type="float">
            <text:p>0.000317537</text:p>
          </table:table-cell>
          <table:table-cell office:value-type="float" office:value="0.000316907" calcext:value-type="float">
            <text:p>0.000316907</text:p>
          </table:table-cell>
          <table:table-cell table:formula="of:=SUM([.B38:.F38])" office:value-type="float" office:value="0.001587528" calcext:value-type="float">
            <text:p>0.001587528</text:p>
          </table:table-cell>
          <table:table-cell table:formula="of:=[.G38]/5" office:value-type="float" office:value="0.0003175056" calcext:value-type="float">
            <text:p>0.0003175056</text:p>
          </table:table-cell>
          <table:table-cell table:formula="of:=[.H38]-[.$H$2]" office:value-type="float" office:value="0.0003174962876" calcext:value-type="float">
            <text:p>0.0003174963</text:p>
          </table:table-cell>
          <table:table-cell table:formula="of:=1/[.I38]" office:value-type="float" office:value="3149.64312672486" calcext:value-type="float">
            <text:p>3149.6431267249</text:p>
          </table:table-cell>
        </table:table-row>
        <table:table-row table:style-name="ro1">
          <table:table-cell office:value-type="string" calcext:value-type="string">
            <text:p>Threshold (large) </text:p>
          </table:table-cell>
          <table:table-cell office:value-type="float" office:value="0.00343057" calcext:value-type="float">
            <text:p>0.00343057</text:p>
          </table:table-cell>
          <table:table-cell office:value-type="float" office:value="0.00345943" calcext:value-type="float">
            <text:p>0.00345943</text:p>
          </table:table-cell>
          <table:table-cell office:value-type="float" office:value="0.00340277" calcext:value-type="float">
            <text:p>0.00340277</text:p>
          </table:table-cell>
          <table:table-cell office:value-type="float" office:value="0.00344115" calcext:value-type="float">
            <text:p>0.00344115</text:p>
          </table:table-cell>
          <table:table-cell office:value-type="float" office:value="0.00343743" calcext:value-type="float">
            <text:p>0.00343743</text:p>
          </table:table-cell>
          <table:table-cell table:formula="of:=SUM([.B39:.F39])" office:value-type="float" office:value="0.01717135" calcext:value-type="float">
            <text:p>0.01717135</text:p>
          </table:table-cell>
          <table:table-cell table:formula="of:=[.G39]/5" office:value-type="float" office:value="0.00343427" calcext:value-type="float">
            <text:p>0.00343427</text:p>
          </table:table-cell>
          <table:table-cell table:formula="of:=[.H39]-[.$H$2]" office:value-type="float" office:value="0.0034342606876" calcext:value-type="float">
            <text:p>0.0034342607</text:p>
          </table:table-cell>
          <table:table-cell table:formula="of:=1/[.I39]" office:value-type="float" office:value="291.183486335407" calcext:value-type="float">
            <text:p>291.1834863354</text:p>
          </table:table-cell>
        </table:table-row>
        <table:table-row table:style-name="ro1">
          <table:table-cell office:value-type="string" calcext:value-type="string">
            <text:p>Threshold (small) </text:p>
          </table:table-cell>
          <table:table-cell office:value-type="float" office:value="0.000315983" calcext:value-type="float">
            <text:p>0.000315983</text:p>
          </table:table-cell>
          <table:table-cell office:value-type="float" office:value="0.00030577" calcext:value-type="float">
            <text:p>0.00030577</text:p>
          </table:table-cell>
          <table:table-cell office:value-type="float" office:value="0.000287411" calcext:value-type="float">
            <text:p>0.000287411</text:p>
          </table:table-cell>
          <table:table-cell office:value-type="float" office:value="0.000305061" calcext:value-type="float">
            <text:p>0.000305061</text:p>
          </table:table-cell>
          <table:table-cell office:value-type="float" office:value="0.000289934" calcext:value-type="float">
            <text:p>0.000289934</text:p>
          </table:table-cell>
          <table:table-cell table:formula="of:=SUM([.B40:.F40])" office:value-type="float" office:value="0.001504159" calcext:value-type="float">
            <text:p>0.001504159</text:p>
          </table:table-cell>
          <table:table-cell table:formula="of:=[.G40]/5" office:value-type="float" office:value="0.0003008318" calcext:value-type="float">
            <text:p>0.0003008318</text:p>
          </table:table-cell>
          <table:table-cell table:formula="of:=[.H40]-[.$H$2]" office:value-type="float" office:value="0.0003008224876" calcext:value-type="float">
            <text:p>0.0003008225</text:p>
          </table:table-cell>
          <table:table-cell table:formula="of:=1/[.I40]" office:value-type="float" office:value="3324.21956875008" calcext:value-type="float">
            <text:p>3324.219568750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4-23T01:53:18.698881287</dc:date>
    <meta:editing-duration>PT6M49S</meta:editing-duration>
    <meta:editing-cycles>1</meta:editing-cycles>
    <meta:document-statistic meta:table-count="1" meta:cell-count="398" meta:object-count="0"/>
    <meta:generator>LibreOffice/5.1.6.2$Linux_X86_64 LibreOffice_project/10m0$Build-2</meta:generator>
  </office:meta>
</office:document-meta>
</file>